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6dd9" officeooo:paragraph-rsid="000f6dd9"/>
    </style:style>
    <style:style style:name="P2" style:family="paragraph" style:parent-style-name="Standard">
      <style:paragraph-properties fo:text-align="center" style:justify-single-word="false"/>
      <style:text-properties officeooo:rsid="000f6dd9" officeooo:paragraph-rsid="00105bce"/>
    </style:style>
    <style:style style:name="P3" style:family="paragraph" style:parent-style-name="Standard">
      <style:text-properties officeooo:rsid="000f6dd9" officeooo:paragraph-rsid="0011de1b"/>
    </style:style>
    <style:style style:name="P4" style:family="paragraph" style:parent-style-name="Standard">
      <style:paragraph-properties fo:text-align="end" style:justify-single-word="false"/>
      <style:text-properties officeooo:rsid="000f6dd9" officeooo:paragraph-rsid="000f6dd9"/>
    </style:style>
    <style:style style:name="P5" style:family="paragraph" style:parent-style-name="Standard">
      <style:text-properties officeooo:rsid="000f6dd9" officeooo:paragraph-rsid="00137a14"/>
    </style:style>
    <style:style style:name="P6" style:family="paragraph" style:parent-style-name="Standard">
      <style:paragraph-properties fo:text-align="center" style:justify-single-word="false"/>
      <style:text-properties fo:font-size="20pt" fo:font-weight="bold" officeooo:rsid="000f6dd9" officeooo:paragraph-rsid="000f6dd9"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0f6dd9" officeooo:paragraph-rsid="00105bce"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137a14" officeooo:paragraph-rsid="00137a14" style:font-size-asian="20pt" style:font-weight-asian="bold" style:font-size-complex="20pt" style:font-weight-complex="bold"/>
    </style:style>
    <style:style style:name="P9" style:family="paragraph" style:parent-style-name="Standard">
      <style:paragraph-properties fo:text-align="start" style:justify-single-word="false"/>
      <style:text-properties fo:font-size="11pt" fo:font-weight="normal" officeooo:rsid="000f6dd9" officeooo:paragraph-rsid="00105bce" style:font-size-asian="11pt" style:font-weight-asian="normal" style:font-size-complex="11pt" style:font-weight-complex="normal"/>
    </style:style>
    <style:style style:name="P10" style:family="paragraph" style:parent-style-name="Standard">
      <style:text-properties officeooo:rsid="00137a14" officeooo:paragraph-rsid="00137a14"/>
    </style:style>
    <style:style style:name="P11" style:family="paragraph" style:parent-style-name="Standard">
      <style:paragraph-properties fo:text-align="center" style:justify-single-word="false" fo:break-before="page"/>
      <style:text-properties fo:font-size="20pt" fo:font-weight="bold" officeooo:rsid="000f6dd9" officeooo:paragraph-rsid="00137a14" style:font-size-asian="20pt" style:font-weight-asian="bold" style:font-size-complex="20pt" style:font-weight-complex="bold"/>
    </style:style>
    <style:style style:name="T1" style:family="text">
      <style:text-properties officeooo:rsid="00105bce"/>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f6dd9" style:font-size-asian="20pt" style:font-weight-asian="bold" style:font-size-complex="20pt" style:font-weight-complex="bold"/>
    </style:style>
    <style:style style:name="T4" style:family="text">
      <style:text-properties officeooo:rsid="0011de1b"/>
    </style:style>
    <style:style style:name="T5" style:family="text">
      <style:text-properties officeooo:rsid="00137a14"/>
    </style:style>
    <style:style style:name="T6" style:family="text">
      <style:text-properties officeooo:rsid="0014171a"/>
    </style:style>
    <style:style style:name="T7" style:family="text">
      <style:text-properties officeooo:rsid="00150f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Black Jack </text:p>
      <text:p text:style-name="P9"><text:span text:style-name="T1">by </text:span>Andrea Kaminski, Dajana Berthold, Michael Freiwald, Andreas Mayer, Matthias Müller-Brockhausen</text:p>
      <text:p text:style-name="P2"><text:span text:style-name="T2"/></text:p>
      <text:p text:style-name="P2"><text:span text:style-name="T2">Overview</text:span></text:p>
      <text:p text:style-name="P1"/>
      <text:p text:style-name="P1">We want to implement an Artificial Intelligence for the Card Game Black Jack also known as 21.</text:p>
      <text:p text:style-name="P1"/>
      <text:p text:style-name="P6">What is Black Jack?</text:p>
      <text:p text:style-name="P1"/>
      <text:p text:style-name="P1">Black Jack is a simple gambling Game where People get handed out two cards at the start of the Round. The Goal is to get the Value of the Cards as near to 21 as possible. Each turn you can either pass or take more cards. If your Cards Value sum exceeds 21 you've already lost the Round. <text:span text:style-name="T1">If multiple Players win the Round because they have the same score the Win will be evenly distributed.</text:span></text:p>
      <text:p text:style-name="P1">Everyone plays against the Dealer. </text:p>
      <text:p text:style-name="P1"/>
      <text:p text:style-name="P1"/>
      <text:p text:style-name="P6">Why choose Black Jack?</text:p>
      <text:p text:style-name="P1"/>
      <text:p text:style-name="P1">Most widely played cardgame in Casinos, because it provides simplicity but can also be very complex if you try to use a good Strategy.</text:p>
      <text:p text:style-name="P1"/>
      <text:p text:style-name="P6">What do we want to Achieve/Implement?</text:p>
      <text:p text:style-name="P1"/>
      <text:p text:style-name="P1">For that we use an existing open source Java Implementation called MonteJack. This Project already implements the Game Logic including a Betting Mechanism.</text:p>
      <text:p text:style-name="P1">We will be implementing different Agents following different Strategies in order to understand as many Agent types as possible. We will implement Agents for the Dealer and the Players.</text:p>
      <text:p text:style-name="P1"/>
      <text:p text:style-name="P1"/>
      <text:p text:style-name="P11">Features</text:p>
      <text:p text:style-name="P5">2. features evaluation why is project interesting more general not technical</text:p>
      <text:p text:style-name="P5"/>
      <text:p text:style-name="P1">- <text:span text:style-name="T5">Implement a Table Based Agent as Player/Dealer</text:span></text:p>
      <text:p text:style-name="P1">- <text:span text:style-name="T4">Implement a learning Agent as Player/Dealer</text:span></text:p>
      <text:p text:style-name="P1">- <text:span text:style-name="T4">Implement a Goal Based Agent as Player/Dealer</text:span></text:p>
      <text:p text:style-name="P1">- <text:span text:style-name="T5">Implement a Random Reflex Agent as Player/Dealer</text:span></text:p>
      <text:p text:style-name="P1">- <text:span text:style-name="T5">Implement</text:span></text:p>
      <text:p text:style-name="P1"/>
      <text:p text:style-name="P8">Requirements</text:p>
      <text:p text:style-name="P4"/>
      <text:p text:style-name="P3">3. Requirements: <text:s/>what is needed to implement the <text:span text:style-name="T4">pr</text:span>oject?</text:p>
      <text:p text:style-name="P10"/>
      <text:p text:style-name="P10">- Implementation of Black Jack that provides an API for the Agents to gather Information/Percepts</text:p>
      <text:p text:style-name="P10">- An Interface for these Agents that they all Implement so they can be chosen from within the Ga<text:span text:style-name="T6">m</text:span>e</text:p>
      <text:p text:style-name="P1">- <text:span text:style-name="T6">A Specification what types of Agents should be implemented</text:span></text:p>
      <text:p text:style-name="P1">- <text:span text:style-name="T7">A Code Sharing Platform (git) so every Teammember has the same state and the Team can work concurrently on the Project</text:span></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4:59.551433500</meta:creation-date>
    <dc:date>2015-03-31T16:20:42.091189456</dc:date>
    <meta:editing-duration>PT15M20S</meta:editing-duration>
    <meta:editing-cycles>6</meta:editing-cycles>
    <meta:generator>LibreOffice/4.3.6.2$Linux_X86_64 LibreOffice_project/430m0$Build-2</meta:generator>
    <meta:document-statistic meta:table-count="0" meta:image-count="0" meta:object-count="0" meta:page-count="2" meta:paragraph-count="26" meta:word-count="325" meta:character-count="1925" meta:non-whitespace-character-count="1622"/>
  </office:meta>
</office:document-meta>
</file>